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1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style:cell-protect="none" style:print-content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otected="true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Dist²</text:p>
          </table:table-cell>
          <table:table-cell office:value-type="string">
            <text:p>Dist</text:p>
          </table:table-cell>
          <table:table-cell office:value-type="string">
            <text:p>Amp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formula="of:=SQRT([.A2])" office:value-type="float" office:value="0">
            <text:p>0</text:p>
          </table:table-cell>
          <table:table-cell table:formula="of:=[.F$3]*( 1-( [.A2]/[.F$4] ) )" office:value-type="float" office:value="5">
            <text:p>5</text:p>
          </table:table-cell>
          <table:table-cell/>
          <table:table-cell office:value-type="string">
            <text:p>Radius</text:p>
          </table:table-cell>
          <table:table-cell table:style-name="ce1" office:value-type="float" office:value="5000">
            <text:p>5000</text:p>
          </table:table-cell>
        </table:table-row>
        <table:table-row table:style-name="ro1">
          <table:table-cell table:formula="of:=[.A2]+[.F$5]" office:value-type="float" office:value="250000">
            <text:p>250000</text:p>
          </table:table-cell>
          <table:table-cell table:formula="of:=SQRT([.A3])" office:value-type="float" office:value="500">
            <text:p>500</text:p>
          </table:table-cell>
          <table:table-cell table:formula="of:=[.F$3]*( 1-( [.A3]/[.F$4] ) )" office:value-type="float" office:value="4.95">
            <text:p>4,95</text:p>
          </table:table-cell>
          <table:table-cell/>
          <table:table-cell office:value-type="string">
            <text:p>Amplitude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formula="of:=[.A3]+[.F$5]" office:value-type="float" office:value="500000">
            <text:p>500000</text:p>
          </table:table-cell>
          <table:table-cell table:formula="of:=SQRT([.A4])" office:value-type="float" office:value="707.106781186548">
            <text:p>707,1067811865</text:p>
          </table:table-cell>
          <table:table-cell table:formula="of:=[.F$3]*( 1-( [.A4]/[.F$4] ) )" office:value-type="float" office:value="4.9">
            <text:p>4,9</text:p>
          </table:table-cell>
          <table:table-cell/>
          <table:table-cell office:value-type="string">
            <text:p>Radius²</text:p>
          </table:table-cell>
          <table:table-cell table:formula="of:=POWER( [.F2]; 2 )" office:value-type="float" office:value="25000000">
            <text:p>25000000</text:p>
          </table:table-cell>
        </table:table-row>
        <table:table-row table:style-name="ro1">
          <table:table-cell table:formula="of:=[.A4]+[.F$5]" office:value-type="float" office:value="750000">
            <text:p>750000</text:p>
          </table:table-cell>
          <table:table-cell table:formula="of:=SQRT([.A5])" office:value-type="float" office:value="866.025403784439">
            <text:p>866,0254037844</text:p>
          </table:table-cell>
          <table:table-cell table:formula="of:=[.F$3]*( 1-( [.A5]/[.F$4] ) )" office:value-type="float" office:value="4.85">
            <text:p>4,85</text:p>
          </table:table-cell>
          <table:table-cell/>
          <table:table-cell office:value-type="string">
            <text:p>Incrément</text:p>
          </table:table-cell>
          <table:table-cell table:formula="of:=[.F4]/100" office:value-type="float" office:value="250000">
            <text:p>250000</text:p>
          </table:table-cell>
        </table:table-row>
        <table:table-row table:style-name="ro1">
          <table:table-cell table:formula="of:=[.A5]+[.F$5]" office:value-type="float" office:value="1000000">
            <text:p>1000000</text:p>
          </table:table-cell>
          <table:table-cell table:formula="of:=SQRT([.A6])" office:value-type="float" office:value="1000">
            <text:p>1000</text:p>
          </table:table-cell>
          <table:table-cell table:formula="of:=[.F$3]*( 1-( [.A6]/[.F$4] ) )" office:value-type="float" office:value="4.8">
            <text:p>4,8</text:p>
          </table:table-cell>
          <table:table-cell>
            <draw:frame table:end-cell-address="Feuille1.K26" table:end-x="0.71cm" table:end-y="0.226cm" draw:z-index="0" draw:style-name="gr1" draw:text-style-name="P1" svg:width="15.652cm" svg:height="8.999cm" svg:x="0.519cm" svg:y="0.259cm">
              <draw:object draw:notify-on-update-of-ranges="Feuille1.C1:Feuille1.C1 Feuille1.C2:Feuille1.C102 Feuille1.B2:Feuille1.B10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formula="of:=[.A6]+[.F$5]" office:value-type="float" office:value="1250000">
            <text:p>1250000</text:p>
          </table:table-cell>
          <table:table-cell table:formula="of:=SQRT([.A7])" office:value-type="float" office:value="1118.0339887499">
            <text:p>1118,0339887499</text:p>
          </table:table-cell>
          <table:table-cell table:formula="of:=[.F$3]*( 1-( [.A7]/[.F$4] ) )" office:value-type="float" office:value="4.75">
            <text:p>4,75</text:p>
          </table:table-cell>
          <table:table-cell table:number-columns-repeated="3"/>
        </table:table-row>
        <table:table-row table:style-name="ro1">
          <table:table-cell table:formula="of:=[.A7]+[.F$5]" office:value-type="float" office:value="1500000">
            <text:p>1500000</text:p>
          </table:table-cell>
          <table:table-cell table:formula="of:=SQRT([.A8])" office:value-type="float" office:value="1224.74487139159">
            <text:p>1224,7448713916</text:p>
          </table:table-cell>
          <table:table-cell table:formula="of:=[.F$3]*( 1-( [.A8]/[.F$4] ) )" office:value-type="float" office:value="4.7">
            <text:p>4,7</text:p>
          </table:table-cell>
          <table:table-cell table:number-columns-repeated="3"/>
        </table:table-row>
        <table:table-row table:style-name="ro1">
          <table:table-cell table:formula="of:=[.A8]+[.F$5]" office:value-type="float" office:value="1750000">
            <text:p>1750000</text:p>
          </table:table-cell>
          <table:table-cell table:formula="of:=SQRT([.A9])" office:value-type="float" office:value="1322.8756555323">
            <text:p>1322,8756555323</text:p>
          </table:table-cell>
          <table:table-cell table:formula="of:=[.F$3]*( 1-( [.A9]/[.F$4] ) )" office:value-type="float" office:value="4.65">
            <text:p>4,65</text:p>
          </table:table-cell>
          <table:table-cell table:number-columns-repeated="3"/>
        </table:table-row>
        <table:table-row table:style-name="ro1">
          <table:table-cell table:formula="of:=[.A9]+[.F$5]" office:value-type="float" office:value="2000000">
            <text:p>2000000</text:p>
          </table:table-cell>
          <table:table-cell table:formula="of:=SQRT([.A10])" office:value-type="float" office:value="1414.2135623731">
            <text:p>1414,2135623731</text:p>
          </table:table-cell>
          <table:table-cell table:formula="of:=[.F$3]*( 1-( [.A10]/[.F$4] ) )" office:value-type="float" office:value="4.6">
            <text:p>4,6</text:p>
          </table:table-cell>
          <table:table-cell table:number-columns-repeated="3"/>
        </table:table-row>
        <table:table-row table:style-name="ro1">
          <table:table-cell table:formula="of:=[.A10]+[.F$5]" office:value-type="float" office:value="2250000">
            <text:p>2250000</text:p>
          </table:table-cell>
          <table:table-cell table:formula="of:=SQRT([.A11])" office:value-type="float" office:value="1500">
            <text:p>1500</text:p>
          </table:table-cell>
          <table:table-cell table:formula="of:=[.F$3]*( 1-( [.A11]/[.F$4] ) )" office:value-type="float" office:value="4.55">
            <text:p>4,55</text:p>
          </table:table-cell>
          <table:table-cell table:number-columns-repeated="3"/>
        </table:table-row>
        <table:table-row table:style-name="ro1">
          <table:table-cell table:formula="of:=[.A11]+[.F$5]" office:value-type="float" office:value="2500000">
            <text:p>2500000</text:p>
          </table:table-cell>
          <table:table-cell table:formula="of:=SQRT([.A12])" office:value-type="float" office:value="1581.13883008419">
            <text:p>1581,1388300842</text:p>
          </table:table-cell>
          <table:table-cell table:formula="of:=[.F$3]*( 1-( [.A12]/[.F$4] ) )" office:value-type="float" office:value="4.5">
            <text:p>4,5</text:p>
          </table:table-cell>
          <table:table-cell table:number-columns-repeated="3"/>
        </table:table-row>
        <table:table-row table:style-name="ro1">
          <table:table-cell table:formula="of:=[.A12]+[.F$5]" office:value-type="float" office:value="2750000">
            <text:p>2750000</text:p>
          </table:table-cell>
          <table:table-cell table:formula="of:=SQRT([.A13])" office:value-type="float" office:value="1658.3123951777">
            <text:p>1658,3123951777</text:p>
          </table:table-cell>
          <table:table-cell table:formula="of:=[.F$3]*( 1-( [.A13]/[.F$4] ) )" office:value-type="float" office:value="4.45">
            <text:p>4,45</text:p>
          </table:table-cell>
          <table:table-cell table:number-columns-repeated="3"/>
        </table:table-row>
        <table:table-row table:style-name="ro1">
          <table:table-cell table:formula="of:=[.A13]+[.F$5]" office:value-type="float" office:value="3000000">
            <text:p>3000000</text:p>
          </table:table-cell>
          <table:table-cell table:formula="of:=SQRT([.A14])" office:value-type="float" office:value="1732.05080756888">
            <text:p>1732,0508075689</text:p>
          </table:table-cell>
          <table:table-cell table:formula="of:=[.F$3]*( 1-( [.A14]/[.F$4] ) )" office:value-type="float" office:value="4.4">
            <text:p>4,4</text:p>
          </table:table-cell>
          <table:table-cell table:number-columns-repeated="3"/>
        </table:table-row>
        <table:table-row table:style-name="ro1">
          <table:table-cell table:formula="of:=[.A14]+[.F$5]" office:value-type="float" office:value="3250000">
            <text:p>3250000</text:p>
          </table:table-cell>
          <table:table-cell table:formula="of:=SQRT([.A15])" office:value-type="float" office:value="1802.77563773199">
            <text:p>1802,775637732</text:p>
          </table:table-cell>
          <table:table-cell table:formula="of:=[.F$3]*( 1-( [.A15]/[.F$4] ) )" office:value-type="float" office:value="4.35">
            <text:p>4,35</text:p>
          </table:table-cell>
          <table:table-cell table:number-columns-repeated="3"/>
        </table:table-row>
        <table:table-row table:style-name="ro1">
          <table:table-cell table:formula="of:=[.A15]+[.F$5]" office:value-type="float" office:value="3500000">
            <text:p>3500000</text:p>
          </table:table-cell>
          <table:table-cell table:formula="of:=SQRT([.A16])" office:value-type="float" office:value="1870.82869338697">
            <text:p>1870,828693387</text:p>
          </table:table-cell>
          <table:table-cell table:formula="of:=[.F$3]*( 1-( [.A16]/[.F$4] ) )" office:value-type="float" office:value="4.3">
            <text:p>4,3</text:p>
          </table:table-cell>
          <table:table-cell table:number-columns-repeated="3"/>
        </table:table-row>
        <table:table-row table:style-name="ro1">
          <table:table-cell table:formula="of:=[.A16]+[.F$5]" office:value-type="float" office:value="3750000">
            <text:p>3750000</text:p>
          </table:table-cell>
          <table:table-cell table:formula="of:=SQRT([.A17])" office:value-type="float" office:value="1936.49167310371">
            <text:p>1936,4916731037</text:p>
          </table:table-cell>
          <table:table-cell table:formula="of:=[.F$3]*( 1-( [.A17]/[.F$4] ) )" office:value-type="float" office:value="4.25">
            <text:p>4,25</text:p>
          </table:table-cell>
          <table:table-cell table:number-columns-repeated="3"/>
        </table:table-row>
        <table:table-row table:style-name="ro1">
          <table:table-cell table:formula="of:=[.A17]+[.F$5]" office:value-type="float" office:value="4000000">
            <text:p>4000000</text:p>
          </table:table-cell>
          <table:table-cell table:formula="of:=SQRT([.A18])" office:value-type="float" office:value="2000">
            <text:p>2000</text:p>
          </table:table-cell>
          <table:table-cell table:formula="of:=[.F$3]*( 1-( [.A18]/[.F$4] ) )" office:value-type="float" office:value="4.2">
            <text:p>4,2</text:p>
          </table:table-cell>
          <table:table-cell table:number-columns-repeated="3"/>
        </table:table-row>
        <table:table-row table:style-name="ro1">
          <table:table-cell table:formula="of:=[.A18]+[.F$5]" office:value-type="float" office:value="4250000">
            <text:p>4250000</text:p>
          </table:table-cell>
          <table:table-cell table:formula="of:=SQRT([.A19])" office:value-type="float" office:value="2061.55281280883">
            <text:p>2061,5528128088</text:p>
          </table:table-cell>
          <table:table-cell table:formula="of:=[.F$3]*( 1-( [.A19]/[.F$4] ) )" office:value-type="float" office:value="4.15">
            <text:p>4,15</text:p>
          </table:table-cell>
          <table:table-cell table:number-columns-repeated="3"/>
        </table:table-row>
        <table:table-row table:style-name="ro1">
          <table:table-cell table:formula="of:=[.A19]+[.F$5]" office:value-type="float" office:value="4500000">
            <text:p>4500000</text:p>
          </table:table-cell>
          <table:table-cell table:formula="of:=SQRT([.A20])" office:value-type="float" office:value="2121.32034355964">
            <text:p>2121,3203435597</text:p>
          </table:table-cell>
          <table:table-cell table:formula="of:=[.F$3]*( 1-( [.A20]/[.F$4] ) )" office:value-type="float" office:value="4.1">
            <text:p>4,1</text:p>
          </table:table-cell>
          <table:table-cell table:number-columns-repeated="3"/>
        </table:table-row>
        <table:table-row table:style-name="ro1">
          <table:table-cell table:formula="of:=[.A20]+[.F$5]" office:value-type="float" office:value="4750000">
            <text:p>4750000</text:p>
          </table:table-cell>
          <table:table-cell table:formula="of:=SQRT([.A21])" office:value-type="float" office:value="2179.44947177034">
            <text:p>2179,4494717703</text:p>
          </table:table-cell>
          <table:table-cell table:formula="of:=[.F$3]*( 1-( [.A21]/[.F$4] ) )" office:value-type="float" office:value="4.05">
            <text:p>4,05</text:p>
          </table:table-cell>
          <table:table-cell table:number-columns-repeated="3"/>
        </table:table-row>
        <table:table-row table:style-name="ro1">
          <table:table-cell table:formula="of:=[.A21]+[.F$5]" office:value-type="float" office:value="5000000">
            <text:p>5000000</text:p>
          </table:table-cell>
          <table:table-cell table:formula="of:=SQRT([.A22])" office:value-type="float" office:value="2236.06797749979">
            <text:p>2236,0679774998</text:p>
          </table:table-cell>
          <table:table-cell table:formula="of:=[.F$3]*( 1-( [.A22]/[.F$4] ) )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[.A22]+[.F$5]" office:value-type="float" office:value="5250000">
            <text:p>5250000</text:p>
          </table:table-cell>
          <table:table-cell table:formula="of:=SQRT([.A23])" office:value-type="float" office:value="2291.28784747792">
            <text:p>2291,2878474779</text:p>
          </table:table-cell>
          <table:table-cell table:formula="of:=[.F$3]*( 1-( [.A23]/[.F$4] ) )" office:value-type="float" office:value="3.95">
            <text:p>3,95</text:p>
          </table:table-cell>
          <table:table-cell table:number-columns-repeated="3"/>
        </table:table-row>
        <table:table-row table:style-name="ro1">
          <table:table-cell table:formula="of:=[.A23]+[.F$5]" office:value-type="float" office:value="5500000">
            <text:p>5500000</text:p>
          </table:table-cell>
          <table:table-cell table:formula="of:=SQRT([.A24])" office:value-type="float" office:value="2345.20787991171">
            <text:p>2345,2078799117</text:p>
          </table:table-cell>
          <table:table-cell table:formula="of:=[.F$3]*( 1-( [.A24]/[.F$4] ) )" office:value-type="float" office:value="3.9">
            <text:p>3,9</text:p>
          </table:table-cell>
          <table:table-cell table:number-columns-repeated="3"/>
        </table:table-row>
        <table:table-row table:style-name="ro1">
          <table:table-cell table:formula="of:=[.A24]+[.F$5]" office:value-type="float" office:value="5750000">
            <text:p>5750000</text:p>
          </table:table-cell>
          <table:table-cell table:formula="of:=SQRT([.A25])" office:value-type="float" office:value="2397.91576165636">
            <text:p>2397,9157616564</text:p>
          </table:table-cell>
          <table:table-cell table:formula="of:=[.F$3]*( 1-( [.A25]/[.F$4] ) )" office:value-type="float" office:value="3.85">
            <text:p>3,85</text:p>
          </table:table-cell>
          <table:table-cell table:number-columns-repeated="3"/>
        </table:table-row>
        <table:table-row table:style-name="ro1">
          <table:table-cell table:formula="of:=[.A25]+[.F$5]" office:value-type="float" office:value="6000000">
            <text:p>6000000</text:p>
          </table:table-cell>
          <table:table-cell table:formula="of:=SQRT([.A26])" office:value-type="float" office:value="2449.48974278318">
            <text:p>2449,4897427832</text:p>
          </table:table-cell>
          <table:table-cell table:formula="of:=[.F$3]*( 1-( [.A26]/[.F$4] ) )" office:value-type="float" office:value="3.8">
            <text:p>3,8</text:p>
          </table:table-cell>
          <table:table-cell table:number-columns-repeated="3"/>
        </table:table-row>
        <table:table-row table:style-name="ro1">
          <table:table-cell table:formula="of:=[.A26]+[.F$5]" office:value-type="float" office:value="6250000">
            <text:p>6250000</text:p>
          </table:table-cell>
          <table:table-cell table:formula="of:=SQRT([.A27])" office:value-type="float" office:value="2500">
            <text:p>2500</text:p>
          </table:table-cell>
          <table:table-cell table:formula="of:=[.F$3]*( 1-( [.A27]/[.F$4] ) )" office:value-type="float" office:value="3.75">
            <text:p>3,75</text:p>
          </table:table-cell>
          <table:table-cell table:number-columns-repeated="3"/>
        </table:table-row>
        <table:table-row table:style-name="ro1">
          <table:table-cell table:formula="of:=[.A27]+[.F$5]" office:value-type="float" office:value="6500000">
            <text:p>6500000</text:p>
          </table:table-cell>
          <table:table-cell table:formula="of:=SQRT([.A28])" office:value-type="float" office:value="2549.50975679639">
            <text:p>2549,5097567964</text:p>
          </table:table-cell>
          <table:table-cell table:formula="of:=[.F$3]*( 1-( [.A28]/[.F$4] ) )" office:value-type="float" office:value="3.7">
            <text:p>3,7</text:p>
          </table:table-cell>
          <table:table-cell table:number-columns-repeated="3"/>
        </table:table-row>
        <table:table-row table:style-name="ro1">
          <table:table-cell table:formula="of:=[.A28]+[.F$5]" office:value-type="float" office:value="6750000">
            <text:p>6750000</text:p>
          </table:table-cell>
          <table:table-cell table:formula="of:=SQRT([.A29])" office:value-type="float" office:value="2598.07621135332">
            <text:p>2598,0762113533</text:p>
          </table:table-cell>
          <table:table-cell table:formula="of:=[.F$3]*( 1-( [.A29]/[.F$4] ) )" office:value-type="float" office:value="3.65">
            <text:p>3,65</text:p>
          </table:table-cell>
          <table:table-cell table:number-columns-repeated="3"/>
        </table:table-row>
        <table:table-row table:style-name="ro1">
          <table:table-cell table:formula="of:=[.A29]+[.F$5]" office:value-type="float" office:value="7000000">
            <text:p>7000000</text:p>
          </table:table-cell>
          <table:table-cell table:formula="of:=SQRT([.A30])" office:value-type="float" office:value="2645.75131106459">
            <text:p>2645,7513110646</text:p>
          </table:table-cell>
          <table:table-cell table:formula="of:=[.F$3]*( 1-( [.A30]/[.F$4] ) )" office:value-type="float" office:value="3.6">
            <text:p>3,6</text:p>
          </table:table-cell>
          <table:table-cell table:number-columns-repeated="3"/>
        </table:table-row>
        <table:table-row table:style-name="ro1">
          <table:table-cell table:formula="of:=[.A30]+[.F$5]" office:value-type="float" office:value="7250000">
            <text:p>7250000</text:p>
          </table:table-cell>
          <table:table-cell table:formula="of:=SQRT([.A31])" office:value-type="float" office:value="2692.58240356725">
            <text:p>2692,5824035673</text:p>
          </table:table-cell>
          <table:table-cell table:formula="of:=[.F$3]*( 1-( [.A31]/[.F$4] ) )" office:value-type="float" office:value="3.55">
            <text:p>3,55</text:p>
          </table:table-cell>
          <table:table-cell table:number-columns-repeated="3"/>
        </table:table-row>
        <table:table-row table:style-name="ro1">
          <table:table-cell table:formula="of:=[.A31]+[.F$5]" office:value-type="float" office:value="7500000">
            <text:p>7500000</text:p>
          </table:table-cell>
          <table:table-cell table:formula="of:=SQRT([.A32])" office:value-type="float" office:value="2738.61278752583">
            <text:p>2738,6127875258</text:p>
          </table:table-cell>
          <table:table-cell table:formula="of:=[.F$3]*( 1-( [.A32]/[.F$4] ) )" office:value-type="float" office:value="3.5">
            <text:p>3,5</text:p>
          </table:table-cell>
          <table:table-cell table:number-columns-repeated="3"/>
        </table:table-row>
        <table:table-row table:style-name="ro1">
          <table:table-cell table:formula="of:=[.A32]+[.F$5]" office:value-type="float" office:value="7750000">
            <text:p>7750000</text:p>
          </table:table-cell>
          <table:table-cell table:formula="of:=SQRT([.A33])" office:value-type="float" office:value="2783.88218141501">
            <text:p>2783,882181415</text:p>
          </table:table-cell>
          <table:table-cell table:formula="of:=[.F$3]*( 1-( [.A33]/[.F$4] ) )" office:value-type="float" office:value="3.45">
            <text:p>3,45</text:p>
          </table:table-cell>
          <table:table-cell table:number-columns-repeated="3"/>
        </table:table-row>
        <table:table-row table:style-name="ro1">
          <table:table-cell table:formula="of:=[.A33]+[.F$5]" office:value-type="float" office:value="8000000">
            <text:p>8000000</text:p>
          </table:table-cell>
          <table:table-cell table:formula="of:=SQRT([.A34])" office:value-type="float" office:value="2828.42712474619">
            <text:p>2828,4271247462</text:p>
          </table:table-cell>
          <table:table-cell table:formula="of:=[.F$3]*( 1-( [.A34]/[.F$4] ) )" office:value-type="float" office:value="3.4">
            <text:p>3,4</text:p>
          </table:table-cell>
          <table:table-cell table:number-columns-repeated="3"/>
        </table:table-row>
        <table:table-row table:style-name="ro1">
          <table:table-cell table:formula="of:=[.A34]+[.F$5]" office:value-type="float" office:value="8250000">
            <text:p>8250000</text:p>
          </table:table-cell>
          <table:table-cell table:formula="of:=SQRT([.A35])" office:value-type="float" office:value="2872.28132326901">
            <text:p>2872,281323269</text:p>
          </table:table-cell>
          <table:table-cell table:formula="of:=[.F$3]*( 1-( [.A35]/[.F$4] ) )" office:value-type="float" office:value="3.35">
            <text:p>3,35</text:p>
          </table:table-cell>
          <table:table-cell table:number-columns-repeated="3"/>
        </table:table-row>
        <table:table-row table:style-name="ro1">
          <table:table-cell table:formula="of:=[.A35]+[.F$5]" office:value-type="float" office:value="8500000">
            <text:p>8500000</text:p>
          </table:table-cell>
          <table:table-cell table:formula="of:=SQRT([.A36])" office:value-type="float" office:value="2915.47594742265">
            <text:p>2915,4759474227</text:p>
          </table:table-cell>
          <table:table-cell table:formula="of:=[.F$3]*( 1-( [.A36]/[.F$4] ) )" office:value-type="float" office:value="3.3">
            <text:p>3,3</text:p>
          </table:table-cell>
          <table:table-cell table:number-columns-repeated="3"/>
        </table:table-row>
        <table:table-row table:style-name="ro1">
          <table:table-cell table:formula="of:=[.A36]+[.F$5]" office:value-type="float" office:value="8750000">
            <text:p>8750000</text:p>
          </table:table-cell>
          <table:table-cell table:formula="of:=SQRT([.A37])" office:value-type="float" office:value="2958.03989154981">
            <text:p>2958,0398915498</text:p>
          </table:table-cell>
          <table:table-cell table:formula="of:=[.F$3]*( 1-( [.A37]/[.F$4] ) )" office:value-type="float" office:value="3.25">
            <text:p>3,25</text:p>
          </table:table-cell>
          <table:table-cell table:number-columns-repeated="3"/>
        </table:table-row>
        <table:table-row table:style-name="ro1">
          <table:table-cell table:formula="of:=[.A37]+[.F$5]" office:value-type="float" office:value="9000000">
            <text:p>9000000</text:p>
          </table:table-cell>
          <table:table-cell table:formula="of:=SQRT([.A38])" office:value-type="float" office:value="3000">
            <text:p>3000</text:p>
          </table:table-cell>
          <table:table-cell table:formula="of:=[.F$3]*( 1-( [.A38]/[.F$4] ) )" office:value-type="float" office:value="3.2">
            <text:p>3,2</text:p>
          </table:table-cell>
          <table:table-cell table:number-columns-repeated="3"/>
        </table:table-row>
        <table:table-row table:style-name="ro1">
          <table:table-cell table:formula="of:=[.A38]+[.F$5]" office:value-type="float" office:value="9250000">
            <text:p>9250000</text:p>
          </table:table-cell>
          <table:table-cell table:formula="of:=SQRT([.A39])" office:value-type="float" office:value="3041.38126514911">
            <text:p>3041,3812651491</text:p>
          </table:table-cell>
          <table:table-cell table:formula="of:=[.F$3]*( 1-( [.A39]/[.F$4] ) )" office:value-type="float" office:value="3.15">
            <text:p>3,15</text:p>
          </table:table-cell>
          <table:table-cell table:number-columns-repeated="3"/>
        </table:table-row>
        <table:table-row table:style-name="ro1">
          <table:table-cell table:formula="of:=[.A39]+[.F$5]" office:value-type="float" office:value="9500000">
            <text:p>9500000</text:p>
          </table:table-cell>
          <table:table-cell table:formula="of:=SQRT([.A40])" office:value-type="float" office:value="3082.20700148449">
            <text:p>3082,2070014845</text:p>
          </table:table-cell>
          <table:table-cell table:formula="of:=[.F$3]*( 1-( [.A40]/[.F$4] ) )" office:value-type="float" office:value="3.1">
            <text:p>3,1</text:p>
          </table:table-cell>
          <table:table-cell table:number-columns-repeated="3"/>
        </table:table-row>
        <table:table-row table:style-name="ro1">
          <table:table-cell table:formula="of:=[.A40]+[.F$5]" office:value-type="float" office:value="9750000">
            <text:p>9750000</text:p>
          </table:table-cell>
          <table:table-cell table:formula="of:=SQRT([.A41])" office:value-type="float" office:value="3122.4989991992">
            <text:p>3122,4989991992</text:p>
          </table:table-cell>
          <table:table-cell table:formula="of:=[.F$3]*( 1-( [.A41]/[.F$4] ) )" office:value-type="float" office:value="3.05">
            <text:p>3,05</text:p>
          </table:table-cell>
          <table:table-cell table:number-columns-repeated="3"/>
        </table:table-row>
        <table:table-row table:style-name="ro1">
          <table:table-cell table:formula="of:=[.A41]+[.F$5]" office:value-type="float" office:value="10000000">
            <text:p>10000000</text:p>
          </table:table-cell>
          <table:table-cell table:formula="of:=SQRT([.A42])" office:value-type="float" office:value="3162.27766016838">
            <text:p>3162,2776601684</text:p>
          </table:table-cell>
          <table:table-cell table:formula="of:=[.F$3]*( 1-( [.A42]/[.F$4] ) )"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formula="of:=[.A42]+[.F$5]" office:value-type="float" office:value="10250000">
            <text:p>10250000</text:p>
          </table:table-cell>
          <table:table-cell table:formula="of:=SQRT([.A43])" office:value-type="float" office:value="3201.56211871642">
            <text:p>3201,5621187164</text:p>
          </table:table-cell>
          <table:table-cell table:formula="of:=[.F$3]*( 1-( [.A43]/[.F$4] ) )" office:value-type="float" office:value="2.95">
            <text:p>2,95</text:p>
          </table:table-cell>
          <table:table-cell table:number-columns-repeated="3"/>
        </table:table-row>
        <table:table-row table:style-name="ro1">
          <table:table-cell table:formula="of:=[.A43]+[.F$5]" office:value-type="float" office:value="10500000">
            <text:p>10500000</text:p>
          </table:table-cell>
          <table:table-cell table:formula="of:=SQRT([.A44])" office:value-type="float" office:value="3240.37034920393">
            <text:p>3240,3703492039</text:p>
          </table:table-cell>
          <table:table-cell table:formula="of:=[.F$3]*( 1-( [.A44]/[.F$4] ) )" office:value-type="float" office:value="2.9">
            <text:p>2,9</text:p>
          </table:table-cell>
          <table:table-cell table:number-columns-repeated="3"/>
        </table:table-row>
        <table:table-row table:style-name="ro1">
          <table:table-cell table:formula="of:=[.A44]+[.F$5]" office:value-type="float" office:value="10750000">
            <text:p>10750000</text:p>
          </table:table-cell>
          <table:table-cell table:formula="of:=SQRT([.A45])" office:value-type="float" office:value="3278.719262151">
            <text:p>3278,719262151</text:p>
          </table:table-cell>
          <table:table-cell table:formula="of:=[.F$3]*( 1-( [.A45]/[.F$4] ) )" office:value-type="float" office:value="2.85">
            <text:p>2,85</text:p>
          </table:table-cell>
          <table:table-cell table:number-columns-repeated="3"/>
        </table:table-row>
        <table:table-row table:style-name="ro1">
          <table:table-cell table:formula="of:=[.A45]+[.F$5]" office:value-type="float" office:value="11000000">
            <text:p>11000000</text:p>
          </table:table-cell>
          <table:table-cell table:formula="of:=SQRT([.A46])" office:value-type="float" office:value="3316.6247903554">
            <text:p>3316,6247903554</text:p>
          </table:table-cell>
          <table:table-cell table:formula="of:=[.F$3]*( 1-( [.A46]/[.F$4] ) )" office:value-type="float" office:value="2.8">
            <text:p>2,8</text:p>
          </table:table-cell>
          <table:table-cell table:number-columns-repeated="3"/>
        </table:table-row>
        <table:table-row table:style-name="ro1">
          <table:table-cell table:formula="of:=[.A46]+[.F$5]" office:value-type="float" office:value="11250000">
            <text:p>11250000</text:p>
          </table:table-cell>
          <table:table-cell table:formula="of:=SQRT([.A47])" office:value-type="float" office:value="3354.10196624968">
            <text:p>3354,1019662497</text:p>
          </table:table-cell>
          <table:table-cell table:formula="of:=[.F$3]*( 1-( [.A47]/[.F$4] ) )" office:value-type="float" office:value="2.75">
            <text:p>2,75</text:p>
          </table:table-cell>
          <table:table-cell table:number-columns-repeated="3"/>
        </table:table-row>
        <table:table-row table:style-name="ro1">
          <table:table-cell table:formula="of:=[.A47]+[.F$5]" office:value-type="float" office:value="11500000">
            <text:p>11500000</text:p>
          </table:table-cell>
          <table:table-cell table:formula="of:=SQRT([.A48])" office:value-type="float" office:value="3391.16499156263">
            <text:p>3391,1649915626</text:p>
          </table:table-cell>
          <table:table-cell table:formula="of:=[.F$3]*( 1-( [.A48]/[.F$4] ) )" office:value-type="float" office:value="2.7">
            <text:p>2,7</text:p>
          </table:table-cell>
          <table:table-cell table:number-columns-repeated="3"/>
        </table:table-row>
        <table:table-row table:style-name="ro1">
          <table:table-cell table:formula="of:=[.A48]+[.F$5]" office:value-type="float" office:value="11750000">
            <text:p>11750000</text:p>
          </table:table-cell>
          <table:table-cell table:formula="of:=SQRT([.A49])" office:value-type="float" office:value="3427.82730020052">
            <text:p>3427,8273002005</text:p>
          </table:table-cell>
          <table:table-cell table:formula="of:=[.F$3]*( 1-( [.A49]/[.F$4] ) )" office:value-type="float" office:value="2.65">
            <text:p>2,65</text:p>
          </table:table-cell>
          <table:table-cell table:number-columns-repeated="3"/>
        </table:table-row>
        <table:table-row table:style-name="ro1">
          <table:table-cell table:formula="of:=[.A49]+[.F$5]" office:value-type="float" office:value="12000000">
            <text:p>12000000</text:p>
          </table:table-cell>
          <table:table-cell table:formula="of:=SQRT([.A50])" office:value-type="float" office:value="3464.10161513775">
            <text:p>3464,1016151378</text:p>
          </table:table-cell>
          <table:table-cell table:formula="of:=[.F$3]*( 1-( [.A50]/[.F$4] ) )" office:value-type="float" office:value="2.6">
            <text:p>2,6</text:p>
          </table:table-cell>
          <table:table-cell table:number-columns-repeated="3"/>
        </table:table-row>
        <table:table-row table:style-name="ro1">
          <table:table-cell table:formula="of:=[.A50]+[.F$5]" office:value-type="float" office:value="12250000">
            <text:p>12250000</text:p>
          </table:table-cell>
          <table:table-cell table:formula="of:=SQRT([.A51])" office:value-type="float" office:value="3500">
            <text:p>3500</text:p>
          </table:table-cell>
          <table:table-cell table:formula="of:=[.F$3]*( 1-( [.A51]/[.F$4] ) )" office:value-type="float" office:value="2.55">
            <text:p>2,55</text:p>
          </table:table-cell>
          <table:table-cell table:number-columns-repeated="3"/>
        </table:table-row>
        <table:table-row table:style-name="ro1">
          <table:table-cell table:formula="of:=[.A51]+[.F$5]" office:value-type="float" office:value="12500000">
            <text:p>12500000</text:p>
          </table:table-cell>
          <table:table-cell table:formula="of:=SQRT([.A52])" office:value-type="float" office:value="3535.53390593274">
            <text:p>3535,5339059327</text:p>
          </table:table-cell>
          <table:table-cell table:formula="of:=[.F$3]*( 1-( [.A52]/[.F$4] ) )" office:value-type="float" office:value="2.5">
            <text:p>2,5</text:p>
          </table:table-cell>
          <table:table-cell table:number-columns-repeated="3"/>
        </table:table-row>
        <table:table-row table:style-name="ro1">
          <table:table-cell table:formula="of:=[.A52]+[.F$5]" office:value-type="float" office:value="12750000">
            <text:p>12750000</text:p>
          </table:table-cell>
          <table:table-cell table:formula="of:=SQRT([.A53])" office:value-type="float" office:value="3570.71421427143">
            <text:p>3570,7142142714</text:p>
          </table:table-cell>
          <table:table-cell table:formula="of:=[.F$3]*( 1-( [.A53]/[.F$4] ) )" office:value-type="float" office:value="2.45">
            <text:p>2,45</text:p>
          </table:table-cell>
          <table:table-cell table:number-columns-repeated="3"/>
        </table:table-row>
        <table:table-row table:style-name="ro1">
          <table:table-cell table:formula="of:=[.A53]+[.F$5]" office:value-type="float" office:value="13000000">
            <text:p>13000000</text:p>
          </table:table-cell>
          <table:table-cell table:formula="of:=SQRT([.A54])" office:value-type="float" office:value="3605.55127546399">
            <text:p>3605,551275464</text:p>
          </table:table-cell>
          <table:table-cell table:formula="of:=[.F$3]*( 1-( [.A54]/[.F$4] ) )" office:value-type="float" office:value="2.4">
            <text:p>2,4</text:p>
          </table:table-cell>
          <table:table-cell table:number-columns-repeated="3"/>
        </table:table-row>
        <table:table-row table:style-name="ro1">
          <table:table-cell table:formula="of:=[.A54]+[.F$5]" office:value-type="float" office:value="13250000">
            <text:p>13250000</text:p>
          </table:table-cell>
          <table:table-cell table:formula="of:=SQRT([.A55])" office:value-type="float" office:value="3640.05494464026">
            <text:p>3640,0549446403</text:p>
          </table:table-cell>
          <table:table-cell table:formula="of:=[.F$3]*( 1-( [.A55]/[.F$4] ) )" office:value-type="float" office:value="2.35">
            <text:p>2,35</text:p>
          </table:table-cell>
          <table:table-cell table:number-columns-repeated="3"/>
        </table:table-row>
        <table:table-row table:style-name="ro1">
          <table:table-cell table:formula="of:=[.A55]+[.F$5]" office:value-type="float" office:value="13500000">
            <text:p>13500000</text:p>
          </table:table-cell>
          <table:table-cell table:formula="of:=SQRT([.A56])" office:value-type="float" office:value="3674.23461417477">
            <text:p>3674,2346141748</text:p>
          </table:table-cell>
          <table:table-cell table:formula="of:=[.F$3]*( 1-( [.A56]/[.F$4] ) )" office:value-type="float" office:value="2.3">
            <text:p>2,3</text:p>
          </table:table-cell>
          <table:table-cell table:number-columns-repeated="3"/>
        </table:table-row>
        <table:table-row table:style-name="ro1">
          <table:table-cell table:formula="of:=[.A56]+[.F$5]" office:value-type="float" office:value="13750000">
            <text:p>13750000</text:p>
          </table:table-cell>
          <table:table-cell table:formula="of:=SQRT([.A57])" office:value-type="float" office:value="3708.09924354783">
            <text:p>3708,0992435478</text:p>
          </table:table-cell>
          <table:table-cell table:formula="of:=[.F$3]*( 1-( [.A57]/[.F$4] ) )" office:value-type="float" office:value="2.25">
            <text:p>2,25</text:p>
          </table:table-cell>
          <table:table-cell table:number-columns-repeated="3"/>
        </table:table-row>
        <table:table-row table:style-name="ro1">
          <table:table-cell table:formula="of:=[.A57]+[.F$5]" office:value-type="float" office:value="14000000">
            <text:p>14000000</text:p>
          </table:table-cell>
          <table:table-cell table:formula="of:=SQRT([.A58])" office:value-type="float" office:value="3741.65738677394">
            <text:p>3741,657386774</text:p>
          </table:table-cell>
          <table:table-cell table:formula="of:=[.F$3]*( 1-( [.A58]/[.F$4] ) )" office:value-type="float" office:value="2.2">
            <text:p>2,2</text:p>
          </table:table-cell>
          <table:table-cell table:number-columns-repeated="3"/>
        </table:table-row>
        <table:table-row table:style-name="ro1">
          <table:table-cell table:formula="of:=[.A58]+[.F$5]" office:value-type="float" office:value="14250000">
            <text:p>14250000</text:p>
          </table:table-cell>
          <table:table-cell table:formula="of:=SQRT([.A59])" office:value-type="float" office:value="3774.91721763537">
            <text:p>3774,9172176354</text:p>
          </table:table-cell>
          <table:table-cell table:formula="of:=[.F$3]*( 1-( [.A59]/[.F$4] ) )" office:value-type="float" office:value="2.15">
            <text:p>2,15</text:p>
          </table:table-cell>
          <table:table-cell table:number-columns-repeated="3"/>
        </table:table-row>
        <table:table-row table:style-name="ro1">
          <table:table-cell table:formula="of:=[.A59]+[.F$5]" office:value-type="float" office:value="14500000">
            <text:p>14500000</text:p>
          </table:table-cell>
          <table:table-cell table:formula="of:=SQRT([.A60])" office:value-type="float" office:value="3807.88655293195">
            <text:p>3807,886552932</text:p>
          </table:table-cell>
          <table:table-cell table:formula="of:=[.F$3]*( 1-( [.A60]/[.F$4] ) )" office:value-type="float" office:value="2.1">
            <text:p>2,1</text:p>
          </table:table-cell>
          <table:table-cell table:number-columns-repeated="3"/>
        </table:table-row>
        <table:table-row table:style-name="ro1">
          <table:table-cell table:formula="of:=[.A60]+[.F$5]" office:value-type="float" office:value="14750000">
            <text:p>14750000</text:p>
          </table:table-cell>
          <table:table-cell table:formula="of:=SQRT([.A61])" office:value-type="float" office:value="3840.5728739343">
            <text:p>3840,5728739343</text:p>
          </table:table-cell>
          <table:table-cell table:formula="of:=[.F$3]*( 1-( [.A61]/[.F$4] ) )" office:value-type="float" office:value="2.05">
            <text:p>2,05</text:p>
          </table:table-cell>
          <table:table-cell table:number-columns-repeated="3"/>
        </table:table-row>
        <table:table-row table:style-name="ro1">
          <table:table-cell table:formula="of:=[.A61]+[.F$5]" office:value-type="float" office:value="15000000">
            <text:p>15000000</text:p>
          </table:table-cell>
          <table:table-cell table:formula="of:=SQRT([.A62])" office:value-type="float" office:value="3872.98334620742">
            <text:p>3872,9833462074</text:p>
          </table:table-cell>
          <table:table-cell table:formula="of:=[.F$3]*( 1-( [.A62]/[.F$4] ) )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62]+[.F$5]" office:value-type="float" office:value="15250000">
            <text:p>15250000</text:p>
          </table:table-cell>
          <table:table-cell table:formula="of:=SQRT([.A63])" office:value-type="float" office:value="3905.12483795333">
            <text:p>3905,1248379533</text:p>
          </table:table-cell>
          <table:table-cell table:formula="of:=[.F$3]*( 1-( [.A63]/[.F$4] ) )" office:value-type="float" office:value="1.95">
            <text:p>1,95</text:p>
          </table:table-cell>
          <table:table-cell table:number-columns-repeated="3"/>
        </table:table-row>
        <table:table-row table:style-name="ro1">
          <table:table-cell table:formula="of:=[.A63]+[.F$5]" office:value-type="float" office:value="15500000">
            <text:p>15500000</text:p>
          </table:table-cell>
          <table:table-cell table:formula="of:=SQRT([.A64])" office:value-type="float" office:value="3937.00393700591">
            <text:p>3937,0039370059</text:p>
          </table:table-cell>
          <table:table-cell table:formula="of:=[.F$3]*( 1-( [.A64]/[.F$4] ) )" office:value-type="float" office:value="1.9">
            <text:p>1,9</text:p>
          </table:table-cell>
          <table:table-cell table:number-columns-repeated="3"/>
        </table:table-row>
        <table:table-row table:style-name="ro1">
          <table:table-cell table:formula="of:=[.A64]+[.F$5]" office:value-type="float" office:value="15750000">
            <text:p>15750000</text:p>
          </table:table-cell>
          <table:table-cell table:formula="of:=SQRT([.A65])" office:value-type="float" office:value="3968.62696659689">
            <text:p>3968,6269665969</text:p>
          </table:table-cell>
          <table:table-cell table:formula="of:=[.F$3]*( 1-( [.A65]/[.F$4] ) )" office:value-type="float" office:value="1.85">
            <text:p>1,85</text:p>
          </table:table-cell>
          <table:table-cell table:number-columns-repeated="3"/>
        </table:table-row>
        <table:table-row table:style-name="ro1">
          <table:table-cell table:formula="of:=[.A65]+[.F$5]" office:value-type="float" office:value="16000000">
            <text:p>16000000</text:p>
          </table:table-cell>
          <table:table-cell table:formula="of:=SQRT([.A66])" office:value-type="float" office:value="4000">
            <text:p>4000</text:p>
          </table:table-cell>
          <table:table-cell table:formula="of:=[.F$3]*( 1-( [.A66]/[.F$4] ) )" office:value-type="float" office:value="1.8">
            <text:p>1,8</text:p>
          </table:table-cell>
          <table:table-cell table:number-columns-repeated="3"/>
        </table:table-row>
        <table:table-row table:style-name="ro1">
          <table:table-cell table:formula="of:=[.A66]+[.F$5]" office:value-type="float" office:value="16250000">
            <text:p>16250000</text:p>
          </table:table-cell>
          <table:table-cell table:formula="of:=SQRT([.A67])" office:value-type="float" office:value="4031.12887414927">
            <text:p>4031,1288741493</text:p>
          </table:table-cell>
          <table:table-cell table:formula="of:=[.F$3]*( 1-( [.A67]/[.F$4] ) )" office:value-type="float" office:value="1.75">
            <text:p>1,75</text:p>
          </table:table-cell>
          <table:table-cell table:number-columns-repeated="3"/>
        </table:table-row>
        <table:table-row table:style-name="ro1">
          <table:table-cell table:formula="of:=[.A67]+[.F$5]" office:value-type="float" office:value="16500000">
            <text:p>16500000</text:p>
          </table:table-cell>
          <table:table-cell table:formula="of:=SQRT([.A68])" office:value-type="float" office:value="4062.01920231798">
            <text:p>4062,019202318</text:p>
          </table:table-cell>
          <table:table-cell table:formula="of:=[.F$3]*( 1-( [.A68]/[.F$4] ) )" office:value-type="float" office:value="1.7">
            <text:p>1,7</text:p>
          </table:table-cell>
          <table:table-cell table:number-columns-repeated="3"/>
        </table:table-row>
        <table:table-row table:style-name="ro1">
          <table:table-cell table:formula="of:=[.A68]+[.F$5]" office:value-type="float" office:value="16750000">
            <text:p>16750000</text:p>
          </table:table-cell>
          <table:table-cell table:formula="of:=SQRT([.A69])" office:value-type="float" office:value="4092.67638593623">
            <text:p>4092,6763859362</text:p>
          </table:table-cell>
          <table:table-cell table:formula="of:=[.F$3]*( 1-( [.A69]/[.F$4] ) )" office:value-type="float" office:value="1.65">
            <text:p>1,65</text:p>
          </table:table-cell>
          <table:table-cell table:number-columns-repeated="3"/>
        </table:table-row>
        <table:table-row table:style-name="ro1">
          <table:table-cell table:formula="of:=[.A69]+[.F$5]" office:value-type="float" office:value="17000000">
            <text:p>17000000</text:p>
          </table:table-cell>
          <table:table-cell table:formula="of:=SQRT([.A70])" office:value-type="float" office:value="4123.10562561766">
            <text:p>4123,1056256177</text:p>
          </table:table-cell>
          <table:table-cell table:formula="of:=[.F$3]*( 1-( [.A70]/[.F$4] ) )" office:value-type="float" office:value="1.6">
            <text:p>1,6</text:p>
          </table:table-cell>
          <table:table-cell table:number-columns-repeated="3"/>
        </table:table-row>
        <table:table-row table:style-name="ro1">
          <table:table-cell table:formula="of:=[.A70]+[.F$5]" office:value-type="float" office:value="17250000">
            <text:p>17250000</text:p>
          </table:table-cell>
          <table:table-cell table:formula="of:=SQRT([.A71])" office:value-type="float" office:value="4153.31193145904">
            <text:p>4153,311931459</text:p>
          </table:table-cell>
          <table:table-cell table:formula="of:=[.F$3]*( 1-( [.A71]/[.F$4] ) )" office:value-type="float" office:value="1.55">
            <text:p>1,55</text:p>
          </table:table-cell>
          <table:table-cell table:number-columns-repeated="3"/>
        </table:table-row>
        <table:table-row table:style-name="ro1">
          <table:table-cell table:formula="of:=[.A71]+[.F$5]" office:value-type="float" office:value="17500000">
            <text:p>17500000</text:p>
          </table:table-cell>
          <table:table-cell table:formula="of:=SQRT([.A72])" office:value-type="float" office:value="4183.30013267038">
            <text:p>4183,3001326704</text:p>
          </table:table-cell>
          <table:table-cell table:formula="of:=[.F$3]*( 1-( [.A72]/[.F$4] ) )" office:value-type="float" office:value="1.5">
            <text:p>1,5</text:p>
          </table:table-cell>
          <table:table-cell table:number-columns-repeated="3"/>
        </table:table-row>
        <table:table-row table:style-name="ro1">
          <table:table-cell table:formula="of:=[.A72]+[.F$5]" office:value-type="float" office:value="17750000">
            <text:p>17750000</text:p>
          </table:table-cell>
          <table:table-cell table:formula="of:=SQRT([.A73])" office:value-type="float" office:value="4213.07488658818">
            <text:p>4213,0748865882</text:p>
          </table:table-cell>
          <table:table-cell table:formula="of:=[.F$3]*( 1-( [.A73]/[.F$4] ) )" office:value-type="float" office:value="1.45">
            <text:p>1,45</text:p>
          </table:table-cell>
          <table:table-cell table:number-columns-repeated="3"/>
        </table:table-row>
        <table:table-row table:style-name="ro1">
          <table:table-cell table:formula="of:=[.A73]+[.F$5]" office:value-type="float" office:value="18000000">
            <text:p>18000000</text:p>
          </table:table-cell>
          <table:table-cell table:formula="of:=SQRT([.A74])" office:value-type="float" office:value="4242.64068711929">
            <text:p>4242,6406871193</text:p>
          </table:table-cell>
          <table:table-cell table:formula="of:=[.F$3]*( 1-( [.A74]/[.F$4] ) )" office:value-type="float" office:value="1.4">
            <text:p>1,4</text:p>
          </table:table-cell>
          <table:table-cell table:number-columns-repeated="3"/>
        </table:table-row>
        <table:table-row table:style-name="ro1">
          <table:table-cell table:formula="of:=[.A74]+[.F$5]" office:value-type="float" office:value="18250000">
            <text:p>18250000</text:p>
          </table:table-cell>
          <table:table-cell table:formula="of:=SQRT([.A75])" office:value-type="float" office:value="4272.00187265877">
            <text:p>4272,0018726588</text:p>
          </table:table-cell>
          <table:table-cell table:formula="of:=[.F$3]*( 1-( [.A75]/[.F$4] ) )" office:value-type="float" office:value="1.35">
            <text:p>1,35</text:p>
          </table:table-cell>
          <table:table-cell table:number-columns-repeated="3"/>
        </table:table-row>
        <table:table-row table:style-name="ro1">
          <table:table-cell table:formula="of:=[.A75]+[.F$5]" office:value-type="float" office:value="18500000">
            <text:p>18500000</text:p>
          </table:table-cell>
          <table:table-cell table:formula="of:=SQRT([.A76])" office:value-type="float" office:value="4301.16263352131">
            <text:p>4301,1626335213</text:p>
          </table:table-cell>
          <table:table-cell table:formula="of:=[.F$3]*( 1-( [.A76]/[.F$4] ) )" office:value-type="float" office:value="1.3">
            <text:p>1,3</text:p>
          </table:table-cell>
          <table:table-cell table:number-columns-repeated="3"/>
        </table:table-row>
        <table:table-row table:style-name="ro1">
          <table:table-cell table:formula="of:=[.A76]+[.F$5]" office:value-type="float" office:value="18750000">
            <text:p>18750000</text:p>
          </table:table-cell>
          <table:table-cell table:formula="of:=SQRT([.A77])" office:value-type="float" office:value="4330.12701892219">
            <text:p>4330,1270189222</text:p>
          </table:table-cell>
          <table:table-cell table:formula="of:=[.F$3]*( 1-( [.A77]/[.F$4] ) )" office:value-type="float" office:value="1.25">
            <text:p>1,25</text:p>
          </table:table-cell>
          <table:table-cell table:number-columns-repeated="3"/>
        </table:table-row>
        <table:table-row table:style-name="ro1">
          <table:table-cell table:formula="of:=[.A77]+[.F$5]" office:value-type="float" office:value="19000000">
            <text:p>19000000</text:p>
          </table:table-cell>
          <table:table-cell table:formula="of:=SQRT([.A78])" office:value-type="float" office:value="4358.89894354067">
            <text:p>4358,8989435407</text:p>
          </table:table-cell>
          <table:table-cell table:formula="of:=[.F$3]*( 1-( [.A78]/[.F$4] ) )" office:value-type="float" office:value="1.2">
            <text:p>1,2</text:p>
          </table:table-cell>
          <table:table-cell table:number-columns-repeated="3"/>
        </table:table-row>
        <table:table-row table:style-name="ro1">
          <table:table-cell table:formula="of:=[.A78]+[.F$5]" office:value-type="float" office:value="19250000">
            <text:p>19250000</text:p>
          </table:table-cell>
          <table:table-cell table:formula="of:=SQRT([.A79])" office:value-type="float" office:value="4387.48219369606">
            <text:p>4387,4821936961</text:p>
          </table:table-cell>
          <table:table-cell table:formula="of:=[.F$3]*( 1-( [.A79]/[.F$4] ) )" office:value-type="float" office:value="1.15">
            <text:p>1,15</text:p>
          </table:table-cell>
          <table:table-cell table:number-columns-repeated="3"/>
        </table:table-row>
        <table:table-row table:style-name="ro1">
          <table:table-cell table:formula="of:=[.A79]+[.F$5]" office:value-type="float" office:value="19500000">
            <text:p>19500000</text:p>
          </table:table-cell>
          <table:table-cell table:formula="of:=SQRT([.A80])" office:value-type="float" office:value="4415.88043316392">
            <text:p>4415,8804331639</text:p>
          </table:table-cell>
          <table:table-cell table:formula="of:=[.F$3]*( 1-( [.A80]/[.F$4] ) )" office:value-type="float" office:value="1.1">
            <text:p>1,1</text:p>
          </table:table-cell>
          <table:table-cell table:number-columns-repeated="3"/>
        </table:table-row>
        <table:table-row table:style-name="ro1">
          <table:table-cell table:formula="of:=[.A80]+[.F$5]" office:value-type="float" office:value="19750000">
            <text:p>19750000</text:p>
          </table:table-cell>
          <table:table-cell table:formula="of:=SQRT([.A81])" office:value-type="float" office:value="4444.09720865779">
            <text:p>4444,0972086578</text:p>
          </table:table-cell>
          <table:table-cell table:formula="of:=[.F$3]*( 1-( [.A81]/[.F$4] ) )" office:value-type="float" office:value="1.05">
            <text:p>1,05</text:p>
          </table:table-cell>
          <table:table-cell table:number-columns-repeated="3"/>
        </table:table-row>
        <table:table-row table:style-name="ro1">
          <table:table-cell table:formula="of:=[.A81]+[.F$5]" office:value-type="float" office:value="20000000">
            <text:p>20000000</text:p>
          </table:table-cell>
          <table:table-cell table:formula="of:=SQRT([.A82])" office:value-type="float" office:value="4472.13595499958">
            <text:p>4472,1359549996</text:p>
          </table:table-cell>
          <table:table-cell table:formula="of:=[.F$3]*( 1-( [.A82]/[.F$4] ) 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[.A82]+[.F$5]" office:value-type="float" office:value="20250000">
            <text:p>20250000</text:p>
          </table:table-cell>
          <table:table-cell table:formula="of:=SQRT([.A83])" office:value-type="float" office:value="4500">
            <text:p>4500</text:p>
          </table:table-cell>
          <table:table-cell table:formula="of:=[.F$3]*( 1-( [.A83]/[.F$4] ) )" office:value-type="float" office:value="0.95">
            <text:p>0,95</text:p>
          </table:table-cell>
          <table:table-cell table:number-columns-repeated="3"/>
        </table:table-row>
        <table:table-row table:style-name="ro1">
          <table:table-cell table:formula="of:=[.A83]+[.F$5]" office:value-type="float" office:value="20500000">
            <text:p>20500000</text:p>
          </table:table-cell>
          <table:table-cell table:formula="of:=SQRT([.A84])" office:value-type="float" office:value="4527.69256906871">
            <text:p>4527,6925690687</text:p>
          </table:table-cell>
          <table:table-cell table:formula="of:=[.F$3]*( 1-( [.A84]/[.F$4] ) )" office:value-type="float" office:value="0.9">
            <text:p>0,9</text:p>
          </table:table-cell>
          <table:table-cell table:number-columns-repeated="3"/>
        </table:table-row>
        <table:table-row table:style-name="ro1">
          <table:table-cell table:formula="of:=[.A84]+[.F$5]" office:value-type="float" office:value="20750000">
            <text:p>20750000</text:p>
          </table:table-cell>
          <table:table-cell table:formula="of:=SQRT([.A85])" office:value-type="float" office:value="4555.21678957215">
            <text:p>4555,2167895722</text:p>
          </table:table-cell>
          <table:table-cell table:formula="of:=[.F$3]*( 1-( [.A85]/[.F$4] ) )" office:value-type="float" office:value="0.85">
            <text:p>0,85</text:p>
          </table:table-cell>
          <table:table-cell table:number-columns-repeated="3"/>
        </table:table-row>
        <table:table-row table:style-name="ro1">
          <table:table-cell table:formula="of:=[.A85]+[.F$5]" office:value-type="float" office:value="21000000">
            <text:p>21000000</text:p>
          </table:table-cell>
          <table:table-cell table:formula="of:=SQRT([.A86])" office:value-type="float" office:value="4582.57569495584">
            <text:p>4582,5756949558</text:p>
          </table:table-cell>
          <table:table-cell table:formula="of:=[.F$3]*( 1-( [.A86]/[.F$4] ) )" office:value-type="float" office:value="0.8">
            <text:p>0,8</text:p>
          </table:table-cell>
          <table:table-cell table:number-columns-repeated="3"/>
        </table:table-row>
        <table:table-row table:style-name="ro1">
          <table:table-cell table:formula="of:=[.A86]+[.F$5]" office:value-type="float" office:value="21250000">
            <text:p>21250000</text:p>
          </table:table-cell>
          <table:table-cell table:formula="of:=SQRT([.A87])" office:value-type="float" office:value="4609.77222864644">
            <text:p>4609,7722286465</text:p>
          </table:table-cell>
          <table:table-cell table:formula="of:=[.F$3]*( 1-( [.A87]/[.F$4] ) )" office:value-type="float" office:value="0.75">
            <text:p>0,75</text:p>
          </table:table-cell>
          <table:table-cell table:number-columns-repeated="3"/>
        </table:table-row>
        <table:table-row table:style-name="ro1">
          <table:table-cell table:formula="of:=[.A87]+[.F$5]" office:value-type="float" office:value="21500000">
            <text:p>21500000</text:p>
          </table:table-cell>
          <table:table-cell table:formula="of:=SQRT([.A88])" office:value-type="float" office:value="4636.80924774785">
            <text:p>4636,8092477479</text:p>
          </table:table-cell>
          <table:table-cell table:formula="of:=[.F$3]*( 1-( [.A88]/[.F$4] ) )" office:value-type="float" office:value="0.7">
            <text:p>0,7</text:p>
          </table:table-cell>
          <table:table-cell table:number-columns-repeated="3"/>
        </table:table-row>
        <table:table-row table:style-name="ro1">
          <table:table-cell table:formula="of:=[.A88]+[.F$5]" office:value-type="float" office:value="21750000">
            <text:p>21750000</text:p>
          </table:table-cell>
          <table:table-cell table:formula="of:=SQRT([.A89])" office:value-type="float" office:value="4663.68952654441">
            <text:p>4663,6895265444</text:p>
          </table:table-cell>
          <table:table-cell table:formula="of:=[.F$3]*( 1-( [.A89]/[.F$4] ) )" office:value-type="float" office:value="0.65">
            <text:p>0,65</text:p>
          </table:table-cell>
          <table:table-cell table:number-columns-repeated="3"/>
        </table:table-row>
        <table:table-row table:style-name="ro1">
          <table:table-cell table:formula="of:=[.A89]+[.F$5]" office:value-type="float" office:value="22000000">
            <text:p>22000000</text:p>
          </table:table-cell>
          <table:table-cell table:formula="of:=SQRT([.A90])" office:value-type="float" office:value="4690.41575982343">
            <text:p>4690,4157598234</text:p>
          </table:table-cell>
          <table:table-cell table:formula="of:=[.F$3]*( 1-( [.A90]/[.F$4] ) )" office:value-type="float" office:value="0.6">
            <text:p>0,6</text:p>
          </table:table-cell>
          <table:table-cell table:number-columns-repeated="3"/>
        </table:table-row>
        <table:table-row table:style-name="ro1">
          <table:table-cell table:formula="of:=[.A90]+[.F$5]" office:value-type="float" office:value="22250000">
            <text:p>22250000</text:p>
          </table:table-cell>
          <table:table-cell table:formula="of:=SQRT([.A91])" office:value-type="float" office:value="4716.9905660283">
            <text:p>4716,9905660283</text:p>
          </table:table-cell>
          <table:table-cell table:formula="of:=[.F$3]*( 1-( [.A91]/[.F$4] ) )" office:value-type="float" office:value="0.55">
            <text:p>0,55</text:p>
          </table:table-cell>
          <table:table-cell table:number-columns-repeated="3"/>
        </table:table-row>
        <table:table-row table:style-name="ro1">
          <table:table-cell table:formula="of:=[.A91]+[.F$5]" office:value-type="float" office:value="22500000">
            <text:p>22500000</text:p>
          </table:table-cell>
          <table:table-cell table:formula="of:=SQRT([.A92])" office:value-type="float" office:value="4743.41649025257">
            <text:p>4743,4164902526</text:p>
          </table:table-cell>
          <table:table-cell table:formula="of:=[.F$3]*( 1-( [.A92]/[.F$4] ) )" office:value-type="float" office:value="0.5">
            <text:p>0,5</text:p>
          </table:table-cell>
          <table:table-cell table:number-columns-repeated="3"/>
        </table:table-row>
        <table:table-row table:style-name="ro1">
          <table:table-cell table:formula="of:=[.A92]+[.F$5]" office:value-type="float" office:value="22750000">
            <text:p>22750000</text:p>
          </table:table-cell>
          <table:table-cell table:formula="of:=SQRT([.A93])" office:value-type="float" office:value="4769.69600708473">
            <text:p>4769,6960070847</text:p>
          </table:table-cell>
          <table:table-cell table:formula="of:=[.F$3]*( 1-( [.A93]/[.F$4] ) )" office:value-type="float" office:value="0.45">
            <text:p>0,45</text:p>
          </table:table-cell>
          <table:table-cell table:number-columns-repeated="3"/>
        </table:table-row>
        <table:table-row table:style-name="ro1">
          <table:table-cell table:formula="of:=[.A93]+[.F$5]" office:value-type="float" office:value="23000000">
            <text:p>23000000</text:p>
          </table:table-cell>
          <table:table-cell table:formula="of:=SQRT([.A94])" office:value-type="float" office:value="4795.83152331272">
            <text:p>4795,8315233127</text:p>
          </table:table-cell>
          <table:table-cell table:formula="of:=[.F$3]*( 1-( [.A94]/[.F$4] ) )" office:value-type="float" office:value="0.4">
            <text:p>0,4</text:p>
          </table:table-cell>
          <table:table-cell table:number-columns-repeated="3"/>
        </table:table-row>
        <table:table-row table:style-name="ro1">
          <table:table-cell table:formula="of:=[.A94]+[.F$5]" office:value-type="float" office:value="23250000">
            <text:p>23250000</text:p>
          </table:table-cell>
          <table:table-cell table:formula="of:=SQRT([.A95])" office:value-type="float" office:value="4821.82538049648">
            <text:p>4821,8253804965</text:p>
          </table:table-cell>
          <table:table-cell table:formula="of:=[.F$3]*( 1-( [.A95]/[.F$4] ) )" office:value-type="float" office:value="0.35">
            <text:p>0,35</text:p>
          </table:table-cell>
          <table:table-cell table:number-columns-repeated="3"/>
        </table:table-row>
        <table:table-row table:style-name="ro1">
          <table:table-cell table:formula="of:=[.A95]+[.F$5]" office:value-type="float" office:value="23500000">
            <text:p>23500000</text:p>
          </table:table-cell>
          <table:table-cell table:formula="of:=SQRT([.A96])" office:value-type="float" office:value="4847.67985741633">
            <text:p>4847,6798574163</text:p>
          </table:table-cell>
          <table:table-cell table:formula="of:=[.F$3]*( 1-( [.A96]/[.F$4] ) )" office:value-type="float" office:value="0.3">
            <text:p>0,3</text:p>
          </table:table-cell>
          <table:table-cell table:number-columns-repeated="3"/>
        </table:table-row>
        <table:table-row table:style-name="ro1">
          <table:table-cell table:formula="of:=[.A96]+[.F$5]" office:value-type="float" office:value="23750000">
            <text:p>23750000</text:p>
          </table:table-cell>
          <table:table-cell table:formula="of:=SQRT([.A97])" office:value-type="float" office:value="4873.39717240448">
            <text:p>4873,3971724045</text:p>
          </table:table-cell>
          <table:table-cell table:formula="of:=[.F$3]*( 1-( [.A97]/[.F$4] ) )" office:value-type="float" office:value="0.25">
            <text:p>0,25</text:p>
          </table:table-cell>
          <table:table-cell table:number-columns-repeated="3"/>
        </table:table-row>
        <table:table-row table:style-name="ro1">
          <table:table-cell table:formula="of:=[.A97]+[.F$5]" office:value-type="float" office:value="24000000">
            <text:p>24000000</text:p>
          </table:table-cell>
          <table:table-cell table:formula="of:=SQRT([.A98])" office:value-type="float" office:value="4898.97948556636">
            <text:p>4898,9794855664</text:p>
          </table:table-cell>
          <table:table-cell table:formula="of:=[.F$3]*( 1-( [.A98]/[.F$4] ) )" office:value-type="float" office:value="0.2">
            <text:p>0,2</text:p>
          </table:table-cell>
          <table:table-cell table:number-columns-repeated="3"/>
        </table:table-row>
        <table:table-row table:style-name="ro1">
          <table:table-cell table:formula="of:=[.A98]+[.F$5]" office:value-type="float" office:value="24250000">
            <text:p>24250000</text:p>
          </table:table-cell>
          <table:table-cell table:formula="of:=SQRT([.A99])" office:value-type="float" office:value="4924.42890089805">
            <text:p>4924,4289008981</text:p>
          </table:table-cell>
          <table:table-cell table:formula="of:=[.F$3]*( 1-( [.A99]/[.F$4] ) )" office:value-type="float" office:value="0.15">
            <text:p>0,15</text:p>
          </table:table-cell>
          <table:table-cell table:number-columns-repeated="3"/>
        </table:table-row>
        <table:table-row table:style-name="ro1">
          <table:table-cell table:formula="of:=[.A99]+[.F$5]" office:value-type="float" office:value="24500000">
            <text:p>24500000</text:p>
          </table:table-cell>
          <table:table-cell table:formula="of:=SQRT([.A100])" office:value-type="float" office:value="4949.74746830583">
            <text:p>4949,7474683058</text:p>
          </table:table-cell>
          <table:table-cell table:formula="of:=[.F$3]*( 1-( [.A100]/[.F$4] ) )" office:value-type="float" office:value="0.1">
            <text:p>0,1</text:p>
          </table:table-cell>
          <table:table-cell table:number-columns-repeated="3"/>
        </table:table-row>
        <table:table-row table:style-name="ro1">
          <table:table-cell table:formula="of:=[.A100]+[.F$5]" office:value-type="float" office:value="24750000">
            <text:p>24750000</text:p>
          </table:table-cell>
          <table:table-cell table:formula="of:=SQRT([.A101])" office:value-type="float" office:value="4974.9371855331">
            <text:p>4974,9371855331</text:p>
          </table:table-cell>
          <table:table-cell table:formula="of:=[.F$3]*( 1-( [.A101]/[.F$4] ) )"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table:formula="of:=[.A101]+[.F$5]" office:value-type="float" office:value="25000000">
            <text:p>25000000</text:p>
          </table:table-cell>
          <table:table-cell table:formula="of:=SQRT([.A102])" office:value-type="float" office:value="5000">
            <text:p>5000</text:p>
          </table:table-cell>
          <table:table-cell table:formula="of:=[.F$3]*( 1-( [.A102]/[.F$4] ) )" office:value-type="float" office:value="0">
            <text:p>0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28/09/2016</text:date>, <text:time>19:3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van THOUVENIN</meta:initial-creator>
    <meta:creation-date>2016-09-28T10:06:22.28</meta:creation-date>
    <dc:date>2016-09-28T19:33:47.30</dc:date>
    <dc:creator>Estevan THOUVENIN</dc:creator>
    <meta:editing-duration>PT26M6S</meta:editing-duration>
    <meta:editing-cycles>4</meta:editing-cycles>
    <meta:generator>OpenOffice/4.1.2$Win32 OpenOffice.org_project/412m3$Build-9782</meta:generator>
    <meta:document-statistic meta:table-count="1" meta:cell-count="3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53cm" svg:height="9cm" xlink:href=".." xlink:type="simple" chart:class="chart:scatter" chart:style-name="ch1">
        <chart:legend chart:legend-position="end" svg:x="13.595cm" svg:y="4.188cm" style:legend-expansion="high" chart:style-name="ch2"/>
        <chart:plot-area chart:style-name="ch3" table:cell-range-address="Feuille1.B2:Feuille1.C102 Feuille1.C1:Feuille1.C1" chart:data-source-has-labels="row" svg:x="1.351cm" svg:y="0.855cm" svg:width="11.618cm" svg:height="6.957cm">
          <chartooo:coordinate-region svg:x="1.787cm" svg:y="1.067cm" svg:width="10.81cm" svg:height="6.072cm"/>
          <chart:axis chart:dimension="x" chart:name="primary-x" chart:style-name="ch4">
            <chart:title svg:x="6.124cm" svg:y="7.993cm" chart:style-name="ch5">
              <text:p>Distance (po)</text:p>
            </chart:title>
          </chart:axis>
          <chart:axis chart:dimension="y" chart:name="primary-y" chart:style-name="ch4">
            <chart:title svg:x="0.451cm" svg:y="5.118cm" chart:style-name="ch6">
              <text:p>Amplitude</text:p>
            </chart:title>
            <chart:grid chart:style-name="ch7" chart:class="major"/>
          </chart:axis>
          <chart:series chart:style-name="ch8" chart:values-cell-range-address="Feuille1.C2:Feuille1.C102" chart:label-cell-address="Feuille1.C1:Feuille1.C1" chart:class="chart:scatter">
            <chart:domain table:cell-range-address="Feuille1.B2:Feuille1.B102"/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Amp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B2:Feuille1.B102</svg:desc>
                </draw:g>
              </table:table-cell>
              <table:table-cell office:value-type="float" office:value="5">
                <text:p>5</text:p>
                <draw:g>
                  <svg:desc>Feuille1.C2:Feuille1.C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7.106781186548">
                <text:p>707.106781186548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6.025403784439">
                <text:p>866.025403784439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8.0339887499">
                <text:p>1118.0339887499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24.74487139159">
                <text:p>1224.7448713915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22.8756555323">
                <text:p>1322.8756555323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14.2135623731">
                <text:p>1414.213562373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">
                <text:p>1500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81.13883008419">
                <text:p>1581.1388300841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8.3123951777">
                <text:p>1658.3123951777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32.05080756888">
                <text:p>1732.0508075688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2.77563773199">
                <text:p>1802.77563773199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70.82869338697">
                <text:p>1870.82869338697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.49167310371">
                <text:p>1936.49167310371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">
                <text:p>200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61.55281280883">
                <text:p>2061.55281280883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21.32034355964">
                <text:p>2121.3203435596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79.44947177034">
                <text:p>2179.44947177034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36.06797749979">
                <text:p>2236.067977499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91.28784747792">
                <text:p>2291.28784747792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45.20787991171">
                <text:p>2345.2078799117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97.91576165636">
                <text:p>2397.91576165636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49.48974278318">
                <text:p>2449.4897427831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">
                <text:p>250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49.50975679639">
                <text:p>2549.5097567963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98.07621135332">
                <text:p>2598.07621135332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45.75131106459">
                <text:p>2645.7513110645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92.58240356725">
                <text:p>2692.58240356725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38.61278752583">
                <text:p>2738.6127875258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83.88218141501">
                <text:p>2783.88218141501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28.42712474619">
                <text:p>2828.4271247461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72.28132326901">
                <text:p>2872.28132326901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15.47594742265">
                <text:p>2915.4759474226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58.03989154981">
                <text:p>2958.03989154981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00">
                <text:p>300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41.38126514911">
                <text:p>3041.3812651491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82.20700148449">
                <text:p>3082.2070014844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22.4989991992">
                <text:p>3122.498999199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62.27766016838">
                <text:p>3162.277660168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01.56211871642">
                <text:p>3201.56211871642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40.37034920393">
                <text:p>3240.3703492039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78.719262151">
                <text:p>3278.719262151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16.6247903554">
                <text:p>3316.624790355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54.10196624968">
                <text:p>3354.10196624968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91.16499156263">
                <text:p>3391.1649915626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27.82730020052">
                <text:p>3427.82730020052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64.10161513775">
                <text:p>3464.1016151377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00">
                <text:p>3500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35.53390593274">
                <text:p>3535.5339059327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70.71421427143">
                <text:p>3570.71421427143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05.55127546399">
                <text:p>3605.5512754639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40.05494464026">
                <text:p>3640.05494464026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74.23461417477">
                <text:p>3674.2346141747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08.09924354783">
                <text:p>3708.09924354783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41.65738677394">
                <text:p>3741.6573867739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74.91721763537">
                <text:p>3774.91721763537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07.88655293195">
                <text:p>3807.8865529319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40.5728739343">
                <text:p>3840.5728739343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72.98334620742">
                <text:p>3872.983346207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05.12483795333">
                <text:p>3905.12483795333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37.00393700591">
                <text:p>3937.0039370059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68.62696659689">
                <text:p>3968.62696659689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00">
                <text:p>400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31.12887414927">
                <text:p>4031.1288741492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062.01920231798">
                <text:p>4062.01920231798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92.67638593623">
                <text:p>4092.67638593623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23.10562561766">
                <text:p>4123.1056256176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53.31193145904">
                <text:p>4153.31193145904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83.30013267038">
                <text:p>4183.3001326703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13.07488658818">
                <text:p>4213.0748865881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42.64068711929">
                <text:p>4242.6406871192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72.00187265877">
                <text:p>4272.0018726587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01.16263352131">
                <text:p>4301.1626335213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330.12701892219">
                <text:p>4330.127018922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58.89894354067">
                <text:p>4358.898943540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87.48219369606">
                <text:p>4387.4821936960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15.88043316392">
                <text:p>4415.8804331639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44.09720865779">
                <text:p>4444.0972086577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72.13595499958">
                <text:p>4472.13595499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00">
                <text:p>45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27.69256906871">
                <text:p>4527.6925690687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55.21678957215">
                <text:p>4555.2167895721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82.57569495584">
                <text:p>4582.5756949558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09.77222864644">
                <text:p>4609.7722286464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36.80924774785">
                <text:p>4636.8092477478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63.68952654441">
                <text:p>4663.6895265444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90.41575982343">
                <text:p>4690.4157598234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16.9905660283">
                <text:p>4716.990566028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43.41649025257">
                <text:p>4743.416490252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69.69600708473">
                <text:p>4769.6960070847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95.83152331272">
                <text:p>4795.8315233127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21.82538049648">
                <text:p>4821.8253804964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47.67985741633">
                <text:p>4847.6798574163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73.39717240448">
                <text:p>4873.3971724044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98.97948556636">
                <text:p>4898.9794855663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24.42890089805">
                <text:p>4924.4289008980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49.74746830583">
                <text:p>4949.7474683058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74.9371855331">
                <text:p>4974.937185533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